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12pt" officeooo:rsid="00159fef" officeooo:paragraph-rsid="00159fef" style:font-size-asian="10.5pt" style:font-size-complex="12pt"/>
    </style:style>
    <style:style style:name="P2" style:family="paragraph" style:parent-style-name="Preformatted_20_Text">
      <style:text-properties fo:font-size="13pt" officeooo:rsid="0014c431" officeooo:paragraph-rsid="0014c431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VC :- model view controller </text:p>
      <text:p text:style-name="P2">its very important module use in various framework .Some popular framework which use mvc are django,laravel,ci,.....</text:p>
      <text:p text:style-name="P2"/>
      <text:p text:style-name="P1">model :- structure -&gt; datab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0T17:32:18.852720993</dc:date>
    <meta:generator>LibreOffice/4.2.8.2$Linux_X86_64 LibreOffice_project/420m0$Build-2</meta:generator>
    <meta:editing-duration>P0D</meta:editing-duration>
    <meta:editing-cycles>1</meta:editing-cycles>
    <meta:document-statistic meta:table-count="0" meta:image-count="0" meta:object-count="0" meta:page-count="1" meta:paragraph-count="3" meta:word-count="26" meta:character-count="174" meta:non-whitespace-character-count="150"/>
  </office:meta>
</office:document-meta>
</file>